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08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ky130_fd_pr__pfet_g5v0d10v5 <text:s/>mvpfet</text:p>
          </table:table-cell>
          <table:table-cell/>
        </table:table-row>
        <table:table-row table:style-name="ro1">
          <table:table-cell office:value-type="string" calcext:value-type="string">
            <text:p>sky130_fd_pr__nfet_g5v0d10v5 <text:s/>mvnfet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V diffusion width 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N well overlap of P diffusion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all poly width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N/P diffusion overhang in poly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poly spacing to diffusion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N/P diffusion contact width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N/P diffusion of N/P diffusion contact </text:p>
          </table:table-cell>
          <table:table-cell office:value-type="float" office:value="60" calcext:value-type="float">
            <text:p>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0T21:11:02.185371181</meta:creation-date>
    <dc:date>2021-03-11T00:36:43.915727809</dc:date>
    <meta:editing-duration>PT1H3M5S</meta:editing-duration>
    <meta:editing-cycles>4</meta:editing-cycles>
    <meta:generator>LibreOffice/6.4.6.2$Linux_X86_64 LibreOffice_project/40$Build-2</meta:generator>
    <meta:document-statistic meta:table-count="1" meta:cell-count="16" meta:object-count="0"/>
  </office:meta>
</office:document-meta>
</file>